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F148EE3A934E571145.png" manifest:media-type="image/png"/>
  <manifest:file-entry manifest:full-path="Pictures/10000001000003840000038482AFE36297C21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1d41a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3465a4" draw:fill-color="#8e86ae" draw:textarea-horizontal-align="justify" draw:textarea-vertical-align="middle" draw:auto-grow-height="false" fo:min-height="1.097cm" fo:min-width="1.521cm"/>
    </style:style>
    <style:style style:name="gr3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1.988cm, 3.12cm, 2.388cm, 3.18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8.351cm, 3.12cm, 2.388cm, 3.183cm)" draw:image-opacity="100%" style:mirror="none"/>
    </style:style>
    <style:style style:name="gr5" style:family="graphic" style:parent-style-name="standard">
      <style:graphic-properties svg:stroke-color="#3465a4" draw:fill-color="#492300" draw:textarea-horizontal-align="justify" draw:textarea-vertical-align="middle" draw:auto-grow-height="false" fo:min-height="1.322cm" fo:min-width="1.072cm"/>
    </style:style>
    <style:style style:name="gr6" style:family="graphic" style:parent-style-name="standard">
      <style:graphic-properties svg:stroke-color="#492300" draw:fill-color="#492300" draw:textarea-horizontal-align="justify" draw:textarea-vertical-align="middle" draw:auto-grow-height="false" fo:min-height="1.322cm" fo:min-width="1.072cm"/>
    </style:style>
    <style:style style:name="gr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492300"/>
      <style:paragraph-properties fo:text-align="center"/>
    </style:style>
    <style:style style:name="P5" style:family="paragraph">
      <style:text-properties fo:color="#ffffd7" loext:opacity="100%" fo:font-size="40pt" fo:background-color="transparent" style:font-size-asian="40pt" style:font-size-complex="40pt"/>
    </style:style>
    <style:style style:name="P6" style:family="paragraph">
      <loext:graphic-properties draw:fill="none" draw:fill-color="#ffffff"/>
      <style:text-properties fo:color="#ffffd7" loext:opacity="100%" fo:font-size="40pt" fo:background-color="transparen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1.905cm" svg:x="7.985cm" svg:y="2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3.81cm" svg:height="4.229cm" svg:x="3.222cm" svg:y="14.017cm">
          <draw:image xlink:href="Pictures/10000001000003840000038482AFE36297C2142E.png" xlink:type="simple" xlink:show="embed" xlink:actuate="onLoad" draw:mime-type="image/png">
            <text:p/>
          </draw:image>
        </draw:frame>
        <draw:frame draw:style-name="gr3" draw:text-style-name="P3" draw:layer="layout" svg:width="3.81cm" svg:height="4.229cm" svg:x="8.937cm" svg:y="11.376cm">
          <draw:image xlink:href="Pictures/10000001000003840000038482AFE36297C2142E.png" xlink:type="simple" xlink:show="embed" xlink:actuate="onLoad" draw:mime-type="image/png">
            <text:p/>
          </draw:image>
        </draw:frame>
        <draw:frame draw:style-name="gr3" draw:text-style-name="P3" draw:layer="layout" svg:width="2.86cm" svg:height="3.175cm" svg:x="3.54cm" svg:y="9.572cm">
          <draw:image xlink:href="Pictures/10000001000003840000038482AFE36297C2142E.png" xlink:type="simple" xlink:show="embed" xlink:actuate="onLoad" draw:mime-type="image/png">
            <text:p/>
          </draw:image>
        </draw:frame>
        <draw:frame draw:style-name="gr4" draw:text-style-name="P3" draw:layer="layout" svg:width="3.493cm" svg:height="2.607cm" svg:x="15.287cm" svg:y="0.933cm">
          <draw:image xlink:href="Pictures/10000001000003840000038482AFE36297C2142E.png" xlink:type="simple" xlink:show="embed" xlink:actuate="onLoad" draw:mime-type="image/png">
            <text:p/>
          </draw:image>
        </draw:frame>
        <draw:frame draw:style-name="gr3" draw:text-style-name="P3" draw:layer="layout" svg:width="3.197cm" svg:height="3.549cm" svg:x="8.312cm" svg:y="7.032cm">
          <draw:image xlink:href="Pictures/10000001000003840000038482AFE36297C2142E.png" xlink:type="simple" xlink:show="embed" xlink:actuate="onLoad" draw:mime-type="image/png">
            <text:p/>
          </draw:image>
        </draw:frame>
        <draw:custom-shape draw:style-name="gr5" draw:text-style-name="P4" draw:layer="layout" svg:width="2.222cm" svg:height="2.222cm" svg:x="7.3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22cm" svg:height="2.222cm" svg:x="10.20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7.302cm" svg:height="2.54cm" svg:x="7.667cm" svg:y="1.952cm">
          <draw:text-box>
            <text:p text:style-name="P5"><text:span text:style-name="T1">E <text:s text:c="4"/>E</text:span></text:p>
          </draw:text-box>
        </draw:frame>
        <draw:frame draw:style-name="gr8" draw:text-style-name="P3" draw:layer="layout" svg:width="4.535cm" svg:height="7.044cm" draw:transform="rotate (-3.14159265358979) translate (9.662cm 26.082cm)">
          <draw:image xlink:href="Pictures/1000000100000140000001F148EE3A934E5711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1:58:27.352286130</meta:creation-date>
    <dc:date>2022-11-14T12:14:03.347925574</dc:date>
    <meta:editing-duration>PT2M38S</meta:editing-duration>
    <meta:editing-cycles>1</meta:editing-cycles>
    <meta:document-statistic meta:object-count="11"/>
    <meta:generator>LibreOffice/7.3.6.2$Linux_X86_64 LibreOffice_project/30$Build-2</meta:generator>
  </office:meta>
</office:document-meta>
</file>